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841" officeooo:paragraph-rsid="001a2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.hpp (base class)</text:p>
      <text:p text:style-name="P1">TaskFile.hpp (derived class)</text:p>
      <text:p text:style-name="P1">TaskFile.cpp (derived class)</text:p>
      <text:p text:style-name="P1">TableFile.hpp (derived class)</text:p>
      <text:p text:style-name="P1">TableFile.cpp (derived class)</text:p>
      <text:p text:style-name="P1">ReportFile.hpp (derived class)</text:p>
      <text:p text:style-name="P1">ReportFile.cpp (derived class)</text:p>
      <text:p text:style-name="P1">FileManager.hpp</text:p>
      <text:p text:style-name="P1">FileManager.cpp</text:p>
      <text:p text:style-name="P1">Menu.hpp</text:p>
      <text:p text:style-name="P1">Menu.cpp</text:p>
      <text:p text:style-name="P1">Sorting.hpp</text:p>
      <text:p text:style-name="P1">Sorting.cpp</text:p>
      <text:p text:style-name="P1">UserAuthentication.hpp</text:p>
      <text:p text:style-name="P1">UserAuthentication.cpp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6:49:28.568452995</meta:creation-date>
    <dc:date>2023-06-09T17:01:51.829104858</dc:date>
    <meta:editing-duration>PT2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9" meta:character-count="307" meta:non-whitespace-character-count="293"/>
  </office:meta>
</office:document-meta>
</file>